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teřino,</text:p>
      <text:p text:style-name="Normal">v ticho šeptané myšlenky a v srdci skryté pocity mi naznačují, že náš osud je provázán nejen obyčejnými vlákny dní, ale i vzácnou symfonií keltského stromového znamení – Kaštane. V lesích plných tajemna, kde kaštany rozkvétají v plné své kráse, a právě tam, kde se naše stezky neviditelně prolínají, nachází se onen zvláštní klid. Je to, jako bychom byli dva listy na větvi téhož stromu, nezávislí a přesto spjati souběžným rytmem. Tvoje síla bojovat za spravedlnost pod ochranou archanděla Raquel, jež bdí nad tvým směřováním, k sobě přitahovala mou pozornost, jak magnet své opačné póly. Tato valentýnská přáníčka jsou odrazem obdivu k tvé osobě a přáním, aby nás každý krok vedl blíže k pochopení těch nejhlubších pravd, které nám náš společný znamení odkrývá. Nechť kaštan naší duše nikdy neztrácí svou sílu a krásu, odolává bouřím a prospívá v soudržnosti, kterou nám předurčila hvězdná poselstva.</text:p>
      <text:p text:style-name="Normal">S vřelým přáním klidu a lásky ve tvém srdci,</text:p>
      <text:p text:style-name="Normal">tvůj tajný obdivovatel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